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riefing</text:h>
      <text:p text:style-name="Text_20_body">Make a site about any subject must include the following:</text:p>
      <text:list xml:id="list3313316664543919409" text:style-name="L1">
        <text:list-item>
          <text:p text:style-name="P1">Made with MVC structure.</text:p>
        </text:list-item>
        <text:list-item>
          <text:p text:style-name="P1">Most content from database</text:p>
        </text:list-item>
        <text:list-item>
          <text:p text:style-name="P1">3 pages supporting your subject</text:p>
        </text:list-item>
        <text:list-item>
          <text:p text:style-name="P1">responsive design</text:p>
        </text:list-item>
        <text:list-item>
          <text:p text:style-name="P1">semantic and validated code</text:p>
        </text:list-item>
      </text:list>
      <text:p text:style-name="Text_20_body"/>
      <text:h text:style-name="Heading_20_2" text:outline-level="2">DEAD LINE 21 JUNE 7PM ES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13S</meta:editing-duration>
    <meta:editing-cycles>3</meta:editing-cycles>
    <meta:generator>OpenOffice/4.1.6$Win32 OpenOffice.org_project/416m1$Build-9790</meta:generator>
    <dc:date>2019-06-21T20:40:22.54</dc:date>
    <meta:document-statistic meta:table-count="0" meta:image-count="0" meta:object-count="0" meta:page-count="1" meta:paragraph-count="8" meta:word-count="41" meta:character-count="222"/>
    <meta:user-defined meta:name="Info 1"/>
    <meta:user-defined meta:name="Info 2"/>
    <meta:user-defined meta:name="Info 3"/>
    <meta:user-defined meta:name="Info 4"/>
  </office:meta>
</office:document-meta>
</file>